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8dc3d" officeooo:paragraph-rsid="0008dc3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officeooo:rsid="0008dc3d" officeooo:paragraph-rsid="0008dc3d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e255a" officeooo:paragraph-rsid="000e255a" fo:background-color="#ffff00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e255a" officeooo:paragraph-rsid="000e255a" fo:background-color="transparen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fa08d" officeooo:paragraph-rsid="000fa08d" fo:background-color="transparen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2pt" officeooo:rsid="0008dc3d" officeooo:paragraph-rsid="0008dc3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8dc3d" officeooo:paragraph-rsid="000c1d65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d6576" officeooo:paragraph-rsid="000d657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c1d65" officeooo:paragraph-rsid="000c1d6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e255a" officeooo:paragraph-rsid="000e255a" fo:background-color="#ffff00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fa08d" officeooo:paragraph-rsid="000fa08d" fo:background-color="#ffff0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fa08d" officeooo:paragraph-rsid="000fa08d" fo:background-color="transparent" style:font-size-asian="12pt" style:font-size-complex="12pt"/>
    </style:style>
    <style:style style:name="T1" style:family="text">
      <style:text-properties officeooo:rsid="000d65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informaticos</text:p>
      <text:p text:style-name="P1"/>
      <text:p text:style-name="P2">Binario:</text:p>
      <text:p text:style-name="P2"/>
      <text:p text:style-name="P6">El binario se compone con el doble del anterior, ejemplo:</text:p>
      <text:p text:style-name="P8">128, 64, 32, 16, 8, 4, 2, 1 / 0,5 , 0,25</text:p>
      <text:p text:style-name="P6"/>
      <text:p text:style-name="P9">para un calcular un numero en binario, buscamos el numero </text:p>
      <text:p text:style-name="P9">del que nos pasamos y desde ahi vamos contando</text:p>
      <text:p text:style-name="P9"/>
      <text:p text:style-name="P9">Ejemplo</text:p>
      <text:p text:style-name="P9"/>
      <text:p text:style-name="P9">5</text:p>
      <text:p text:style-name="P9"/>
      <text:p text:style-name="P8">128, 64, 32, 16, 8, 4, 2, 1</text:p>
      <text:p text:style-name="P7"/>
      <text:p text:style-name="P9">no utilizamos el <text:span text:style-name="T1">8</text:span> ya que nos pasamos, entonces elegimos el 4 y vemos cuntos nos faltan para llegar al numero buscado, en este caso solo nos falta el 1. respues<text:span text:style-name="T1">ta</text:span> 101</text:p>
      <text:p text:style-name="P9"/>
      <text:p text:style-name="P10">important!! En la tabla de numeros siempre empezamos con 1, no con 0</text:p>
      <text:p text:style-name="P3"/>
      <text:p text:style-name="P4">Suma de binarios:</text:p>
      <text:p text:style-name="P4"/>
      <text:p text:style-name="P11">En la suma de binarios, el acarreo se coloca entre los numero</text:p>
      <text:p text:style-name="P5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9:45:10.610660411</meta:creation-date>
    <meta:generator>LibreOffice/24.2.6.2$Linux_X86_64 LibreOffice_project/420$Build-2</meta:generator>
    <dc:date>2025-09-19T18:43:55.856902452</dc:date>
    <meta:editing-duration>PT16M35S</meta:editing-duration>
    <meta:editing-cycles>6</meta:editing-cycles>
    <meta:document-statistic meta:table-count="0" meta:image-count="0" meta:object-count="0" meta:page-count="1" meta:paragraph-count="13" meta:word-count="114" meta:character-count="577" meta:non-whitespace-character-count="475"/>
  </office:meta>
</office:document-meta>
</file>